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Ubuntu" svg:font-family="Ubuntu,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Ubuntu" fo:font-size="14.25pt" fo:letter-spacing="normal" fo:font-style="normal" fo:font-weight="normal"/>
    </style:style>
    <style:style style:name="P4"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Ubuntu" fo:font-size="14.25pt" fo:letter-spacing="normal" fo:font-style="normal" fo:font-weight="bold" style:font-weight-asian="bold" style:font-weight-complex="bold" loext:padding="0cm" loext:border="none"/>
    </style:style>
    <style:style style:name="P5"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officeooo:paragraph-rsid="000fd379"/>
    </style:style>
    <style:style style:name="T1" style:family="text">
      <style:text-properties loext:padding="0cm" loext:border="none"/>
    </style:style>
    <style:style style:name="T2" style:family="text">
      <style:text-properties officeooo:rsid="000fd379"/>
    </style:style>
    <style:style style:name="T3" style:family="text">
      <style:text-properties fo:font-variant="normal" fo:text-transform="none" fo:color="#252525" style:font-name="Roboto" fo:font-size="10.5pt" fo:letter-spacing="normal" fo:font-style="normal" fo:font-weight="normal"/>
    </style:style>
    <style:style style:name="T4" style:family="text">
      <style:text-properties fo:font-variant="normal" fo:text-transform="none" fo:color="#252525" style:font-name="Roboto" fo:font-size="10.5pt" fo:letter-spacing="normal" fo:font-style="normal" fo:font-weight="normal" loext:padding="0cm" loext:border="none"/>
    </style:style>
    <style:style style:name="T5" style:family="text">
      <style:text-properties fo:font-variant="normal" fo:text-transform="none" fo:color="#252525" style:font-name="Roboto" fo:font-size="13.5pt" fo:letter-spacing="normal" fo:font-style="normal" fo:font-weight="normal" loext:padding="0cm" loext:border="none"/>
    </style:style>
    <style:style style:name="T6"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7"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8" style:family="text">
      <style:text-properties fo:font-variant="normal" fo:text-transform="none" fo:color="#252525" style:font-name="Roboto" fo:font-size="13.5pt" fo:letter-spacing="normal" fo:font-style="normal" fo:font-weight="bold" style:font-weight-asian="bold" style:font-weight-complex="bold" loext:padding="0cm"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bability and information theory</text:p>
      <text:p text:style-name="P3"><text:span text:style-name="T1">Usando la teoría de la probabilidad, podemos hacer afirmaciones sobre la probabilidad de que ocurra un evento dado que ya han ocurrido otros eventos.</text:span> <text:span text:style-name="T2">Del mismo modo </text:span>la teoría de la información nos proporciona herramientas para describir la información codificada en eventos y medidas para caracterizar una diferencia en la información</text:p>
      <text:p text:style-name="P5"><text:span text:style-name="T8">Variable aleatoria</text:span><text:span text:style-name="T5"> En el corazón de la teoría de la probabilidad están las variables aleatorias, que </text:span><text:span text:style-name="T8">son funciones que generan valores específicos cuyo rango depende de algún proceso aleatorio</text:span><text:span text:style-name="T5"> subyacente. Por ejemplo, una variable aleatoria X puede tomar los valores x1 y x2. Una variable aleatoria tiene una distribución de probabilidad, que especifica con qué probabilidad adquiere cada uno de sus valores. Nuestro objetivo en esta tesis generalmente será definir sistemas que nos permitan modelar la distribución de probabilidad de tales variables aleatorias.</text:span></text:p>
      <text:p text:style-name="P5"><text:span text:style-name="T8">PMF y PDF </text:span><text:span text:style-name="T5">Una </text:span><text:span text:style-name="T8">variable aleatoria puede ser discreta</text:span><text:span text:style-name="T5">, lo que significa que </text:span><text:span text:style-name="T8">toma un número finito de valores</text:span><text:span text:style-name="T5">. Para las variables aleatorias discretas, </text:span><text:span text:style-name="T8">definimos su distribución de probabilidad con una función de masa de probabilidad (PMF</text:span><text:span text:style-name="T5">), normalmente indicada como </text:span><text:span text:style-name="T7">P</text:span><text:span text:style-name="T5">. La función de masa de probabilidad asigna un valor de una variable aleatoria a la probabilidad de que la variable aleatoria tome ese valor<text:line-break/></text:span><text:line-break/></text:p>
      <text:p text:style-name="P2"><text:line-break/><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Ubuntu" svg:font-family="Ubuntu,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21:35:09.468602727</meta:creation-date>
    <dc:date>2019-04-02T21:53:17.288195896</dc:date>
    <meta:editing-duration>PT7M57S</meta:editing-duration>
    <meta:editing-cycles>1</meta:editing-cycles>
    <meta:document-statistic meta:table-count="0" meta:image-count="0" meta:object-count="0" meta:page-count="1" meta:paragraph-count="5" meta:word-count="203" meta:character-count="1339" meta:non-whitespace-character-count="1136"/>
    <meta:generator>LibreOffice/5.1.6.2$Linux_X86_64 LibreOffice_project/10m0$Build-2</meta:generator>
  </office:meta>
</office:document-meta>
</file>